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cm" fo:margin-bottom="0cm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cm" fo:margin-bottom="0cm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cm" fo:margin-bottom="0cm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top="0cm" fo:margin-bottom="0cm" style:contextual-spacing="false"/>
    </style:style>
    <style:style style:name="P11" style:family="paragraph" style:parent-style-name="Text_20_body" style:list-style-name="L6"/>
    <style:style style:name="P12" style:family="paragraph" style:parent-style-name="Text_20_body" style:list-style-name="L6">
      <style:paragraph-properties fo:margin-top="0cm" fo:margin-bottom="0cm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Criar um modelo de laudo técnico em TI para perícia judicial requer uma estrutura formal e detalhada, que seja compreensível tanto para profissionais da área quanto para leigos (juízes, advogados, etc.). A linguagem deve ser técnica, mas acessível, e a organização clara e lógica.</text:p>
      <text:p text:style-name="Horizontal_20_Line"/>
      <text:h text:style-name="Heading_20_2" text:outline-level="2">Modelo de Laudo Técnico em TI para Perícia Judicial</text:h>
      <text:p text:style-name="Horizontal_20_Line"/>
      <text:p text:style-name="Text_20_body"><text:span text:style-name="Strong_20_Emphasis">[NOME COMPLETO DO PERITO]</text:span> <text:span text:style-name="Strong_20_Emphasis">[QUALIFICAÇÃO PROFISSIONAL DO PERITO]</text:span> <text:span text:style-name="Strong_20_Emphasis">[NÚMERO DO DOCUMENTO DE IDENTIDADE (RG/CPF/OAB/CREA, etc.)]</text:span> <text:span text:style-name="Strong_20_Emphasis">[ENDEREÇO PROFISSIONAL DO PERITO]</text:span> <text:span text:style-name="Strong_20_Emphasis">[TELEFONE E E-MAIL DO PERITO]</text:span></text:p>
      <text:p text:style-name="Horizontal_20_Line"/>
      <text:h text:style-name="Heading_20_3" text:outline-level="3">Título: LAUDO TÉCNICO PERICIAL EM TECNOLOGIA DA INFORMAÇÃO</text:h>
      <text:p text:style-name="Text_20_body"><text:span text:style-name="Strong_20_Emphasis">Processo nº:</text:span> [Número do Processo Judicial] <text:span text:style-name="Strong_20_Emphasis">Vara/Tribunal:</text:span> [Nome da Vara/Tribunal] <text:span text:style-name="Strong_20_Emphasis">Comarca:</text:span> [Nome da Comarca] <text:span text:style-name="Strong_20_Emphasis">Autor:</text:span> [Nome Completo do Autor] <text:span text:style-name="Strong_20_Emphasis">Réu:</text:span> [Nome Completo do Réu] <text:span text:style-name="Strong_20_Emphasis">Objeto da Perícia:</text:span> [Breve descrição do objeto da perícia, ex: Análise de dados em dispositivo móvel, Verificação de integridade de sistema, etc.] <text:span text:style-name="Strong_20_Emphasis">Data de Emissão:</text:span> [Data da Emissão do Laudo]</text:p>
      <text:p text:style-name="Horizontal_20_Line"/>
      <text:h text:style-name="Heading_20_3" text:outline-level="3">1. Histórico e Objetivo da Perícia</text:h>
      <text:h text:style-name="Heading_20_4" text:outline-level="4">1.1. Do Pedido</text:h>
      <text:p text:style-name="Text_20_body">Descrever a solicitação que originou a perícia, citando o despacho judicial ou a comunicação que designou o perito.</text:p>
      <text:h text:style-name="Heading_20_4" text:outline-level="4">1.2. Dos Quesitos Apresentados</text:h>
      <text:p text:style-name="Text_20_body">Transcrever integralmente os quesitos formulados pelas partes (Autor e Réu) e/ou pelo juízo.</text:p>
      <text:h text:style-name="Heading_20_4" text:outline-level="4">1.3. Do Objetivo Geral</text:h>
      <text:p text:style-name="Text_20_body">Apresentar o objetivo principal do trabalho pericial, em conformidade com o pedido e os quesitos.</text:p>
      <text:p text:style-name="Horizontal_20_Line"/>
      <text:h text:style-name="Heading_20_3" text:outline-level="3">2. Metodologia e Materiais Utilizados</text:h>
      <text:h text:style-name="Heading_20_4" text:outline-level="4">2.1. Metodologia Empregada</text:h>
      <text:p text:style-name="Text_20_body">Detalhar os procedimentos técnicos e metodologias utilizadas para a coleta, análise e preservação das evidências digitais. Incluir padrões forenses, se aplicáveis (ex: ISO 27037, NIST SP 800-86).</text:p>
      <text:h text:style-name="Heading_20_4" text:outline-level="4">2.2. Materiais e Equipamentos</text:h>
      <text:p text:style-name="Text_20_body">Listar todos os equipamentos de hardware e software utilizados na perícia (ex: ferramentas forenses, sistemas operacionais, dispositivos de armazenamento, etc.), com suas versões e números de série, se relevantes.</text:p>
      <text:h text:style-name="Heading_20_4" text:outline-level="4"><text:soft-page-break/>2.3. Evidências Analisadas</text:h>
      <text:p text:style-name="Text_20_body">Descrever as evidências digitais recebidas ou coletadas, incluindo:</text:p>
      <text:list text:style-name="L1">
        <text:list-item>
          <text:p text:style-name="P2">Tipo de mídia (HD, SSD, Pendrive, Celular, Servidor, etc.). </text:p>
        </text:list-item>
        <text:list-item>
          <text:p text:style-name="P2">Identificação unívoca (número de série, modelo, IMEI, MAC address, etc.). </text:p>
        </text:list-item>
        <text:list-item>
          <text:p text:style-name="P2">Status de integridade (hashing, checksum) no momento da coleta e/ou recebimento. </text:p>
        </text:list-item>
        <text:list-item>
          <text:p text:style-name="P1">Condições de recebimento/acesso. </text:p>
        </text:list-item>
      </text:list>
      <text:p text:style-name="Horizontal_20_Line"/>
      <text:h text:style-name="Heading_20_3" text:outline-level="3">3. Análise e Constatações</text:h>
      <text:p text:style-name="Text_20_body">Nesta seção, o perito deverá responder a cada quesito de forma clara e objetiva, apresentando as constatações técnicas que as suportam. É crucial que cada resposta seja embasada em fatos e dados técnicos.</text:p>
      <text:h text:style-name="Heading_20_4" text:outline-level="4">3.1. Respostas aos Quesitos do Juízo</text:h>
      <text:list text:style-name="L2">
        <text:list-item>
          <text:p text:style-name="P4"><text:span text:style-name="Strong_20_Emphasis">Quesito 1:</text:span> [Transcrever o quesito] </text:p>
          <text:list>
            <text:list-item>
              <text:p text:style-name="P4"><text:span text:style-name="Strong_20_Emphasis">Resposta:</text:span> [Responder de forma técnica e fundamentada, citando as evidências e análises que levaram à conclusão.] </text:p>
            </text:list-item>
            <text:list-item>
              <text:p text:style-name="P4"><text:span text:style-name="Strong_20_Emphasis">Evidências de Suporte:</text:span> [Citar arquivos, logs, hashes, timestamps, etc., que comprovam a resposta.] </text:p>
            </text:list-item>
          </text:list>
        </text:list-item>
        <text:list-item>
          <text:p text:style-name="P4"><text:span text:style-name="Strong_20_Emphasis">Quesito 2:</text:span> [Transcrever o quesito] </text:p>
          <text:list>
            <text:list-item>
              <text:p text:style-name="P4"><text:span text:style-name="Strong_20_Emphasis">Resposta:</text:span> [...] </text:p>
            </text:list-item>
            <text:list-item>
              <text:p text:style-name="P3"><text:span text:style-name="Strong_20_Emphasis">Evidências de Suporte:</text:span> [...] (Continuar para todos os quesitos do juízo) </text:p>
            </text:list-item>
          </text:list>
        </text:list-item>
      </text:list>
      <text:h text:style-name="Heading_20_4" text:outline-level="4">3.2. Respostas aos Quesitos do Autor</text:h>
      <text:list text:style-name="L3">
        <text:list-item>
          <text:p text:style-name="P6"><text:span text:style-name="Strong_20_Emphasis">Quesito 1:</text:span> [Transcrever o quesito] </text:p>
          <text:list>
            <text:list-item>
              <text:p text:style-name="P6"><text:span text:style-name="Strong_20_Emphasis">Resposta:</text:span> [...] </text:p>
            </text:list-item>
            <text:list-item>
              <text:p text:style-name="P6"><text:span text:style-name="Strong_20_Emphasis">Evidências de Suporte:</text:span> [...] </text:p>
            </text:list-item>
          </text:list>
        </text:list-item>
        <text:list-item>
          <text:p text:style-name="P6"><text:span text:style-name="Strong_20_Emphasis">Quesito 2:</text:span> [Transcrever o quesito] </text:p>
          <text:list>
            <text:list-item>
              <text:p text:style-name="P6"><text:span text:style-name="Strong_20_Emphasis">Resposta:</text:span> [...] </text:p>
            </text:list-item>
            <text:list-item>
              <text:p text:style-name="P5"><text:span text:style-name="Strong_20_Emphasis">Evidências de Suporte:</text:span> [...] (Continuar para todos os quesitos do autor) </text:p>
            </text:list-item>
          </text:list>
        </text:list-item>
      </text:list>
      <text:h text:style-name="Heading_20_4" text:outline-level="4">3.3. Respostas aos Quesitos do Réu</text:h>
      <text:list text:style-name="L4">
        <text:list-item>
          <text:p text:style-name="P8"><text:span text:style-name="Strong_20_Emphasis">Quesito 1:</text:span> [Transcrever o quesito] </text:p>
          <text:list>
            <text:list-item>
              <text:p text:style-name="P8"><text:span text:style-name="Strong_20_Emphasis">Resposta:</text:span> [...] </text:p>
            </text:list-item>
            <text:list-item>
              <text:p text:style-name="P8"><text:span text:style-name="Strong_20_Emphasis">Evidências de Suporte:</text:span> [...] </text:p>
            </text:list-item>
          </text:list>
        </text:list-item>
        <text:list-item>
          <text:p text:style-name="P8"><text:span text:style-name="Strong_20_Emphasis">Quesito 2:</text:span> [Transcrever o quesito] </text:p>
          <text:list>
            <text:list-item>
              <text:p text:style-name="P8"><text:span text:style-name="Strong_20_Emphasis">Resposta:</text:span> [...] </text:p>
            </text:list-item>
            <text:list-item>
              <text:p text:style-name="P7"><text:span text:style-name="Strong_20_Emphasis">Evidências de Suporte:</text:span> [...] (Continuar para todos os quesitos do réu) </text:p>
            </text:list-item>
          </text:list>
        </text:list-item>
      </text:list>
      <text:p text:style-name="Horizontal_20_Line"/>
      <text:h text:style-name="Heading_20_3" text:outline-level="3"><text:soft-page-break/>4. Conclusão</text:h>
      <text:p text:style-name="Text_20_body">Apresentar as conclusões gerais do trabalho pericial de forma concisa, sintetizando os achados mais relevantes e respondendo de forma clara e direta à questão central da perícia. As conclusões devem ser baseadas estritamente nas evidências e análises apresentadas nas seções anteriores.</text:p>
      <text:p text:style-name="Horizontal_20_Line"/>
      <text:h text:style-name="Heading_20_3" text:outline-level="3">5. Apêndices e Anexos</text:h>
      <text:list text:style-name="L5">
        <text:list-item>
          <text:p text:style-name="P10"><text:span text:style-name="Strong_20_Emphasis">Apêndice A:</text:span> Imagens forenses (se aplicável), com seus respectivos hashes. </text:p>
        </text:list-item>
        <text:list-item>
          <text:p text:style-name="P10"><text:span text:style-name="Strong_20_Emphasis">Apêndice B:</text:span> Logs de ferramentas, relatórios gerados, screenshots relevantes. </text:p>
        </text:list-item>
        <text:list-item>
          <text:p text:style-name="P10"><text:span text:style-name="Strong_20_Emphasis">Apêndice C:</text:span> Glossário de termos técnicos (se necessário, para facilitar a compreensão dos não-especialistas). </text:p>
        </text:list-item>
        <text:list-item>
          <text:p text:style-name="P9"><text:span text:style-name="Strong_20_Emphasis">Apêndice D:</text:span> Cadeia de Custódia completa das evidências digitais. </text:p>
        </text:list-item>
      </text:list>
      <text:p text:style-name="Horizontal_20_Line"/>
      <text:h text:style-name="Heading_20_3" text:outline-level="3">6. Considerações Finais</text:h>
      <text:p text:style-name="Text_20_body">Declaração de que o perito agiu com imparcialidade e sigilo, e que o laudo foi elaborado com base nas melhores práticas técnicas e científicas.</text:p>
      <text:p text:style-name="Horizontal_20_Line"/>
      <text:p text:style-name="Text_20_body">[Local], [Dia] de [Mês] de [Ano].</text:p>
      <text:p text:style-name="Horizontal_20_Line"/>
      <text:p text:style-name="Text_20_body"><text:span text:style-name="Strong_20_Emphasis">[Assinatura Digital ou Física do Perito]</text:span> <text:span text:style-name="Strong_20_Emphasis">[Nome Completo do Perito]</text:span> <text:span text:style-name="Strong_20_Emphasis">[Qualificação Profissional do Perito]</text:span></text:p>
      <text:p text:style-name="Horizontal_20_Line"/>
      <text:h text:style-name="Heading_20_3" text:outline-level="3">Pontos Importantes para o Perito:</text:h>
      <text:list text:style-name="L6">
        <text:list-item>
          <text:p text:style-name="P12"><text:span text:style-name="Strong_20_Emphasis">Clareza e Precisão:</text:span> A linguagem deve ser técnica, mas compreensível para todos os envolvidos no processo. Evite jargões desnecessários ou explique-os. </text:p>
        </text:list-item>
        <text:list-item>
          <text:p text:style-name="P12"><text:span text:style-name="Strong_20_Emphasis">Imparcialidade:</text:span> O perito deve ser imparcial e apresentar apenas os fatos técnicos, sem emitir juízo de valor. </text:p>
        </text:list-item>
        <text:list-item>
          <text:p text:style-name="P12"><text:span text:style-name="Strong_20_Emphasis">Cadeia de Custódia:</text:span> Documentar meticulosamente cada passo do manuseio das evidências para garantir sua integridade e admissibilidade em juízo. </text:p>
        </text:list-item>
        <text:list-item>
          <text:p text:style-name="P12"><text:span text:style-name="Strong_20_Emphasis">Fundamentação Técnica:</text:span> Todas as conclusões devem ser embasadas em dados técnicos e metodologias reconhecidas. </text:p>
        </text:list-item>
        <text:list-item>
          <text:p text:style-name="P12"><text:span text:style-name="Strong_20_Emphasis">Organização:</text:span> A estrutura do laudo deve ser lógica e fácil de seguir. Use títulos e subtítulos para organizar as informações. </text:p>
        </text:list-item>
        <text:list-item>
          <text:p text:style-name="P12"><text:span text:style-name="Strong_20_Emphasis">Respostas Completas:</text:span> Certifique-se de responder a todos os quesitos apresentados, mesmo que a resposta seja "não foi possível determinar" (devidamente justificado). </text:p>
        </text:list-item>
        <text:list-item>
          <text:p text:style-name="P11"><text:span text:style-name="Strong_20_Emphasis">Anexos:</text:span> Anexe toda a documentação relevante que suporte suas análises e conclusões. </text:p>
        </text:list-item>
      </text:list>
      <text:p text:style-name="Text_20_body">Este modelo serve como um guia e pode ser adaptado conforme a especificidade de cada perícia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1T17:08:34.100949534</meta:creation-date>
    <dc:date>2025-06-21T17:10:04.435596465</dc:date>
    <meta:editing-duration>PT1M40S</meta:editing-duration>
    <meta:editing-cycles>1</meta:editing-cycles>
    <meta:document-statistic meta:table-count="0" meta:image-count="0" meta:object-count="0" meta:page-count="3" meta:paragraph-count="66" meta:word-count="793" meta:character-count="5286" meta:non-whitespace-character-count="4559"/>
    <meta:generator>LibreOffice/24.2.7.2$Linux_X86_64 LibreOffice_project/420$Build-2</meta:generator>
  </office:meta>
</office:document-meta>
</file>